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1337*"/>
    </style:style>
    <style:style style:name="Table1.B" style:family="table-column">
      <style:table-column-properties style:column-width="3.512cm" style:rel-column-width="1991*"/>
    </style:style>
    <style:style style:name="Table1.C" style:family="table-column">
      <style:table-column-properties style:column-width="11.693cm" style:rel-column-width="6629*"/>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style:font-name="Arial" fo:font-size="10pt" style:font-size-asian="10pt" style:font-size-complex="10pt"/>
    </style:style>
    <style:style style:name="P3" style:family="paragraph" style:parent-style-name="Body">
      <style:paragraph-properties fo:text-align="start" style:justify-single-word="false"/>
      <style:text-properties style:font-name="Arial" fo:font-size="10pt" style:font-size-asian="10pt" style:font-size-complex="10pt"/>
    </style:style>
    <style:style style:name="P4" style:family="paragraph" style:parent-style-name="Body">
      <style:text-properties style:font-name="Arial" fo:font-size="10pt" style:font-name-asian="`íVÿ" style:font-size-asian="10pt" style:font-name-complex="`íVÿ" style:font-size-complex="10pt"/>
    </style:style>
    <style:style style:name="P5" style:family="paragraph" style:parent-style-name="Body">
      <style:paragraph-properties fo:text-align="start" style:justify-single-word="false"/>
      <style:text-properties style:font-name="Arial"/>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paragraph-properties fo:text-align="start" style:justify-single-word="false"/>
      <style:text-properties style:font-name="Courier New2"/>
    </style:style>
    <style:style style:name="P1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 style:family="paragraph" style:parent-style-name="Body">
      <style:paragraph-properties fo:orphans="2" fo:widows="2" style:writing-mode="lr-tb"/>
    </style:style>
    <style:style style:name="P13" style:family="paragraph" style:parent-style-name="Body">
      <style:paragraph-properties fo:text-align="start" style:justify-single-word="false" fo:orphans="2" fo:widows="2" style:writing-mode="lr-tb"/>
    </style:style>
    <style:style style:name="P14" style:family="paragraph" style:parent-style-name="CellBody">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text-properties fo:color="#ff0000" fo:language="en" fo:country="US" fo:font-style="italic" fo:font-weight="bold" style:font-style-asian="italic" style:font-weight-asian="bold" style:language-complex="ar" style:country-complex="SA"/>
    </style:style>
    <style:style style:name="P22"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3"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Abstract">
      <style:text-properties fo:font-size="10pt" fo:font-weight="normal" style:font-size-asian="10pt" style:font-weight-asian="normal" style:font-size-complex="10pt" style:font-weight-complex="normal"/>
    </style:style>
    <style:style style:name="P30" style:family="paragraph" style:parent-style-name="Document_20_Title">
      <style:text-properties fo:language="en" fo:country="US" style:language-complex="ar" style:country-complex="SA"/>
    </style:style>
    <style:style style:name="P3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2" style:family="paragraph" style:parent-style-name="Definition_20_Term">
      <style:text-properties fo:language="en" fo:country="US" style:language-complex="ar" style:country-complex="SA"/>
    </style:style>
    <style:style style:name="P33" style:family="paragraph" style:parent-style-name="Definition_20_Term" style:list-style-name="WW8Num3">
      <style:text-properties fo:language="en" fo:country="US" style:language-complex="ar" style:country-complex="SA"/>
    </style:style>
    <style:style style:name="P34" style:family="paragraph" style:parent-style-name="Body" style:list-style-name="L2"/>
    <style:style style:name="P35" style:family="paragraph" style:parent-style-name="Heading_20_1">
      <style:text-properties fo:language="en" fo:country="US" style:language-complex="ar" style:country-complex="SA"/>
    </style:style>
    <style:style style:name="P36" style:family="paragraph" style:parent-style-name="Heading_20_1">
      <style:paragraph-properties fo:break-before="page"/>
      <style:text-properties fo:language="en" fo:country="US" style:language-complex="ar" style:country-complex="SA"/>
    </style:style>
    <style:style style:name="P37" style:family="paragraph" style:parent-style-name="Heading_20_2">
      <style:text-properties fo:language="en" fo:country="US" style:language-complex="ar" style:country-complex="SA"/>
    </style:style>
    <style:style style:name="P38" style:family="paragraph" style:parent-style-name="Heading_20_2">
      <style:text-properties fo:font-style="normal" style:font-style-asian="normal" style:font-style-complex="normal"/>
    </style:style>
    <style:style style:name="P39" style:family="paragraph" style:parent-style-name="Heading_20_2">
      <style:text-properties fo:font-weight="normal" style:font-weight-asian="normal" style:font-weight-complex="normal"/>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style:font-name-asian="°ýùOÿ" style:font-name-complex="°ýùOÿ"/>
    </style:style>
    <style:style style:name="T2" style:family="text">
      <style:text-properties fo:color="#6a3e3e" fo:font-size="11pt" style:font-size-asian="11pt" style:font-size-complex="11pt"/>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1pt" style:font-name-asian="°ýùOÿ" style:font-size-asian="11pt" style:font-name-complex="°ýùOÿ" style:font-size-complex="11pt"/>
    </style:style>
    <style:style style:name="T7" style:family="text">
      <style:text-properties fo:color="#000000" style:font-name="Courier New2" fo:font-size="11pt" style:font-size-asian="11pt" style:font-size-complex="11pt"/>
    </style:style>
    <style:style style:name="T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9" style:family="text">
      <style:text-properties fo:color="#000000" style:font-name="Courier New2" fo:font-size="11pt" style:font-name-asian="°ýùOÿ" style:font-size-asian="11pt" style:font-name-complex="°ýùOÿ" style:font-size-complex="11pt"/>
    </style:style>
    <style:style style:name="T1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fo:font-size="11pt" style:font-size-asian="11pt" style:font-size-complex="11pt"/>
    </style:style>
    <style:style style:name="T12" style:family="text">
      <style:text-properties fo:color="#000000" style:font-name-asian="Menlo-Regular" style:font-name-complex="Menlo-Regular"/>
    </style:style>
    <style:style style:name="T13" style:family="text">
      <style:text-properties fo:color="#000000" style:font-name-asian="`íVÿ" style:font-name-complex="`íVÿ"/>
    </style:style>
    <style:style style:name="T14" style:family="text">
      <style:text-properties style:font-name="Courier New2"/>
    </style:style>
    <style:style style:name="T1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16" style:family="text">
      <style:text-properties fo:font-weight="normal" style:font-weight-asian="normal" style:font-weight-complex="normal"/>
    </style:style>
    <style:style style:name="T17" style:family="text">
      <style:text-properties fo:font-size="14pt" fo:font-weight="normal"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language="en" fo:country="US" style:language-complex="ar" style:country-complex="SA"/>
    </style:style>
    <style:style style:name="T20" style:family="text">
      <style:text-properties style:font-name="Courier New"/>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color="#7f0055" fo:font-size="11pt" fo:font-weight="bold" style:font-size-asian="11pt" style:font-weight-asian="bold" style:font-size-complex="11pt" style:font-weight-complex="bold"/>
    </style:style>
    <style:style style:name="T24" style:family="text">
      <style:text-properties style:font-name="Arial" fo:font-size="10pt" style:font-name-asian="`»]ÿ" style:font-size-asian="10pt" style:font-name-complex="`»]ÿ" style:font-size-complex="10pt"/>
    </style:style>
    <style:style style:name="T25" style:family="text">
      <style:text-properties style:font-name="Times New Roman"/>
    </style:style>
    <style:style style:name="T26"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27" style:family="text">
      <style:text-properties fo:color="#007400" style:font-name-asian="Menlo-Regular" style:font-name-complex="Menlo-Regular"/>
    </style:style>
    <style:style style:name="T28" style:family="text">
      <style:text-properties fo:color="#aa0d91" style:font-name-asian="Menlo-Regular" style:font-name-complex="Menlo-Regular"/>
    </style:style>
    <style:style style:name="T29"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3" text:anchor-type="paragraph" svg:width="17.78cm" svg:height="7.893cm" draw:z-index="0"><draw:image xlink:href="Pictures/1000020100000427000001D8328612BC.png" xlink:type="simple" xlink:show="embed" xlink:actuate="onLoad"/></draw:frame></text:p>
      <text:p text:style-name="P30"><text:user-defined style:data-style-name="N0" text:name="RFC Title">RFC-227 Configuration Admin Updates</text:user-defined></text:p>
      <text:p text:style-name="P30"><text:span text:style-name="T17">Draft<text:line-break/><text:line-break/></text:span><text:span text:style-name="T17"><text:page-count style:num-format="1">10</text:page-count></text:span><text:span text:style-name="T17"> Pages</text:span></text:p>
      <text:p text:style-name="P31"/>
      <text:p text:style-name="P27">Abstract</text:p>
      <text:p text:style-name="P28">10 point Arial Centered.</text:p>
      <text:p text:style-name="P29">OSGi Configuration Admin is a slightly pedantic but highly effective flexible standardized model to configure applications. This RFC seeks a solution to carry configuration information in a bundle.</text:p>
      <text:h text:style-name="P36" text:outline-level="1" text:restart-numbering="true" text:start-value="-1">Document Information</text:h>
      <text:h text:style-name="P37" text:outline-level="2">License</text:h>
      <text:p text:style-name="P9">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3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9">This document can be downloaded from the OSGi Alliance design repository at </text:span><text:a xlink:type="simple" xlink:href="https://github.com/osgi/design" text:style-name="Internet_20_link" text:visited-style-name="Visited_20_Internet_20_Link"><text:span text:style-name="T19">https://github.com/osgi/design</text:span></text:a><text:span text:style-name="T19"> The public can provide feedback about this document by opening a bug at https://www.osgi.org/bugzilla/.</text:span></text:p>
      <text:h text:style-name="P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41">1 Introduction<text:tab/>4</text:p>
          <text:p text:style-name="P41">2 Application Domain<text:tab/>5</text:p>
          <text:p text:style-name="P41">3 Problem Description<text:tab/>5</text:p>
          <text:p text:style-name="P41">4 Requirements<text:tab/>5</text:p>
          <text:p text:style-name="P40">4.1 Configuration Admin<text:tab/>5</text:p>
          <text:p text:style-name="P41">5 Technical Solution<text:tab/>6</text:p>
          <text:p text:style-name="P40">5.1 Configuration Admin Enhancements<text:tab/>6</text:p>
          <text:p text:style-name="P42">5.1.1 PID Handling of Factory Configurations<text:tab/>6</text:p>
          <text:p text:style-name="P42">5.1.2 Locking Configuration Records<text:tab/>6</text:p>
          <text:p text:style-name="P42">5.1.3 Improving Configuration Updates<text:tab/>7</text:p>
          <text:p text:style-name="P42">5.1.4 Capabilities<text:tab/>8</text:p>
          <text:p text:style-name="P41">6 Data Transfer Objects<text:tab/>8</text:p>
          <text:p text:style-name="P41"><text:soft-page-break/>7 Javadoc<text:tab/>9</text:p>
          <text:p text:style-name="P41">8 Considered Alternatives<text:tab/>9</text:p>
          <text:p text:style-name="P41">9 Security Considerations<text:tab/>9</text:p>
          <text:p text:style-name="P41">10 Document Support<text:tab/>10</text:p>
          <text:p text:style-name="P40">10.1 References<text:tab/>10</text:p>
          <text:p text:style-name="P40">10.2 Author’s Address<text:tab/>10</text:p>
          <text:p text:style-name="P40">10.3 Acronyms and Abbreviations<text:tab/>10</text:p>
          <text:p text:style-name="P40">10.4 End of Document<text:tab/>10</text:p>
        </text:index-body>
      </text:table-of-content>
      <text:p text:style-name="P8"/>
      <text:h text:style-name="P37"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20">Source code is shown in this typeface</text:span>.</text:p>
      <text:h text:style-name="P37"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5"/>
          </table:table-cell>
          <table:table-cell table:style-name="Table1.C1" office:value-type="string">
            <text:p text:style-name="P15">Initial Version</text:p>
            <text:p text:style-name="P14">Carsten Ziegeler, Adobe &lt;<text:a xlink:type="simple" xlink:href="mailto:cziegele@adobe.com" text:style-name="Internet_20_link" text:visited-style-name="Visited_20_Internet_20_Link">cziegele@adobe.com</text:a>&gt;</text:p>
          </table:table-cell>
        </table:table-row>
      </table:table>
      <text:p text:style-name="P8"/>
      <text:h text:style-name="P35" text:outline-level="1">Introduction</text:h>
      <text:p text:style-name="Body"/>
      <text:h text:style-name="P35" text:outline-level="1"><text:soft-page-break/>Application Domain</text:h>
      <text:p text:style-name="Body"><text:span text:style-name="T22"/></text:p>
      <text:h text:style-name="P38" text:outline-level="2"/>
      <text:h text:style-name="P35" text:outline-level="1">Problem Description</text:h>
      <text:p text:style-name="Body"/>
      <text:h text:style-name="P35" text:outline-level="1">Requirements</text:h>
      <text:h text:style-name="P39" text:outline-level="2" text:is-list-header="true"/>
      <text:h text:style-name="Heading_20_2" text:outline-level="2">Configuration Admin</text:h>
      <text:list xml:id="list7603444980732930207" text:style-name="L2">
        <text:list-item>
          <text:p text:style-name="P34">C0010 – It must be possible to specify the service.pid value when creating a factory configuration. This implies the need for a get_or_create factory configuration method in ConfigurationAdmin.</text:p>
        </text:list-item>
      </text:list>
      <text:h text:style-name="P35" text:outline-level="1"><text:soft-page-break/>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21">Configuration Admin</text:span>. This makes it hard for any (provisioning) tool to manage such a configuration as it needs to store this generated PID in order to later on update or delete the factory configuration.</text:p>
      <text:p text:style-name="P2"><text:span text:style-name="T21">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pan text:style-name="T1">introduced as a special character the character '#' is introduced as another special character for the PID handling of factory configurations.</text:span></text:p>
      <text:p text:style-name="Body">By introducing two new methods on the <text:span text:style-name="T21">Configuration Admin</text:span> service, a client of the service can specify <text:s/>the PID of the factory configuration by providing the factory PID and a name:</text:p>
      <text:p text:style-name="Body"><text:span text:style-name="Source_20_Text"><text:span text:style-name="T23">public</text:span></text:span><text:span text:style-name="Source_20_Text"><text:span text:style-name="T11"> Configuration getFactoryConfiguration(String factoryPid, String </text:span></text:span><text:span text:style-name="Source_20_Text"><text:span text:style-name="T2">name</text:span></text:span><text:span text:style-name="Source_20_Text"><text:span text:style-name="T11">, String </text:span></text:span><text:span text:style-name="Source_20_Text"><text:span text:style-name="T2">location</text:span></text:span><text:span text:style-name="Source_20_Text"><text:span text:style-name="T11">) </text:span></text:span><text:span text:style-name="Source_20_Text"><text:span text:style-name="T23">throws</text:span></text:span><text:span text:style-name="Source_20_Text"><text:span text:style-name="T11"> IOException;</text:span></text:span></text:p>
      <text:p text:style-name="Body"><text:span text:style-name="Source_20_Text"><text:span text:style-name="T23">public</text:span></text:span><text:span text:style-name="Source_20_Text"><text:span text:style-name="T11"> Configuration getFactoryConfiguration(String factoryPid, String </text:span></text:span><text:span text:style-name="Source_20_Text"><text:span text:style-name="T2">name</text:span></text:span><text:span text:style-name="Source_20_Text"><text:span text:style-name="T11">) </text:span></text:span><text:span text:style-name="Source_20_Text"><text:span text:style-name="T23">throws</text:span></text:span><text:span text:style-name="Source_20_Text"><text:span text:style-name="T11">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7">factoryPid#name</text:span></text:span><text:span text:style-name="Source_20_Text"><text:span text:style-name="T3">. This ensures that the </text:span></text:span><text:span text:style-name="Source_20_Text"><text:span text:style-name="T5">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7">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9">listConfigurations</text:span></text:span><text:span text:style-name="Source_20_Text"><text:span text:style-name="T6">:</text:span></text:span></text:p>
      <text:p text:style-name="P6"><text:span text:style-name="Source_20_Text"><text:span text:style-name="T9"><text:s text:c="4"/>ConfigurationAdmin ca = …;<text:line-break/> <text:s text:c="3"/>ca.listConfigurations("(service.pid=</text:span></text:span><text:span text:style-name="Source_20_Text"><text:span text:style-name="T8">my.factory.pid#myname</text:span></text:span><text:span text:style-name="Source_20_Text"><text:span text:style-name="T9">)");</text:span></text:span></text:p>
      <text:h text:style-name="Heading_20_3" text:outline-level="3">Locking Configuration Records</text:h>
      <text:p text:style-name="Body">The <text:span text:style-name="Source_20_Text"><text:span text:style-name="T11">Configuration</text:span></text:span> interface is enhanced with the following methods:</text:p>
      <text:p text:style-name="P10"><text:span text:style-name="T16"><text:s text:c="4"/>/**<text:line-break/> <text:s text:c="4"/>* Locks or unlocks </text:span><text:span text:style-name="T10">the</text:span><text:span text:style-name="T16"> configuration.</text:span><text:span text:style-name="T16"><text:line-break/> <text:s text:c="4"/>* @param flag If </text:span><text:a xlink:type="simple" xlink:href="mailto:%7B@code" text:style-name="Internet_20_link" text:visited-style-name="Visited_20_Internet_20_Link"><text:span text:style-name="T16">{@code</text:span></text:a><text:span text:style-name="T16"> true} the configuration is locked, <text:line-break/> <text:s text:c="4"/>* <text:s text:c="12"/>if </text:span><text:a xlink:type="simple" xlink:href="mailto:%7B@code" text:style-name="Internet_20_link" text:visited-style-name="Visited_20_Internet_20_Link"><text:span text:style-name="T16">{@code</text:span></text:a><text:span text:style-name="T16"> false} the configuration is unlocked. <text:line-break/></text:span><text:soft-page-break/><text:span text:style-name="T16"> <text:s text:c="4"/>* @throws IOException If the new lock state cannot be persisted. <text:line-break/></text:span><text:span text:style-name="T16"> <text:s text:c="4"/>* </text:span><text:span text:style-name="T26">@throws IllegalStateException If this configuration has been deleted.</text:span><text:span text:style-name="T26"><text:line-break/> <text:s text:c="4"/></text:span><text:span text:style-name="T16">*/<text:line-break/> <text:s text:c="3"/>public void setLocked(boolean flag) throws IOEXception;</text:span><text:span text:style-name="T16"><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26">@throws IllegalStateException If this configuration has been deleted.</text:span> <text:line-break/> <text:s text:c="4"/>*/<text:line-break/> <text:s text:c="3"/>public boolean isLocked();</text:p>
      <text:p text:style-name="P5">If the configuration is locked using <text:span text:style-name="T14">setLocked(true)</text:span> this state is persisted and the configuration remains locked until it is explicitly unlocked calling <text:span text:style-name="T14">setLocked(false)</text:span>. If the configuration is locked and <text:span text:style-name="T25">Configuration.update(), Configuration</text:span><text:span text:style-name="T25">.update(Dictionary)</text:span> or <text:span text:style-name="T14">Configuration.delete()</text:span> is called, a <text:span text:style-name="T14">LockedConfigurationException</text:span> (subclass of IOException) is thrown.</text:p>
      <text:p text:style-name="P13"><text:span text:style-name="Source_20_Text"><text:span text:style-name="T15"/></text:span></text:p>
      <text:h text:style-name="Heading_20_4" text:outline-level="4">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24">104.11.1</text:span><text:span text:style-name="T24">.</text:span></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3"><text:span text:style-name="T12"><text:tab/></text:span><text:span text:style-name="T27">/**</text:span></text:p>
      <text:p text:style-name="P22"><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2"><text:tab/> * the following properties:</text:p>
      <text:p text:style-name="P22"><text:tab/> * &lt;ul&gt;</text:p>
      <text:p text:style-name="P22"><text:tab/> * &lt;li&gt;"service.pid" : is set to be the PID of this configuration.&lt;/li&gt;</text:p>
      <text:p text:style-name="P22"><text:tab/> * &lt;li&gt;"service.factoryPid" : if this is a factory configuration it is set</text:p>
      <text:p text:style-name="P22"><text:tab/> * to the factory PID else it is not set.&lt;/li&gt;</text:p>
      <text:p text:style-name="P22"><text:tab/> * &lt;/ul&gt;</text:p>
      <text:p text:style-name="P22"><text:tab/> * These system properties are all of type {@code String}.</text:p>
      <text:p text:style-name="P22"><text:tab/> * </text:p>
      <text:p text:style-name="P22"><text:tab/> * &lt;p&gt;</text:p>
      <text:p text:style-name="P22"><text:tab/> * If the corresponding Managed Service/Managed Service Factory is</text:p>
      <text:p text:style-name="P22"><text:soft-page-break/><text:tab/> * registered, its updated method must be called asynchronously. Else, this</text:p>
      <text:p text:style-name="P22"><text:tab/> * callback is delayed until aforementioned registration occurs.</text:p>
      <text:p text:style-name="P22"><text:tab/> * </text:p>
      <text:p text:style-name="P22"><text:tab/> * &lt;p&gt;</text:p>
      <text:p text:style-name="P22"><text:tab/> * Also notifies all Configuration Listeners with a</text:p>
      <text:p text:style-name="P22"><text:tab/> * {@link ConfigurationEvent#CM_UPDATED} event.</text:p>
      <text:p text:style-name="P22"><text:tab/> * </text:p>
      <text:p text:style-name="P22"><text:tab/> * @param properties the new set of properties for this configuration<text:line-break/><text:tab/> * @throws LockedConfigurationException If the configuration is locked</text:p>
      <text:p text:style-name="P22"><text:tab/> * @throws IOException if update cannot be made persistent</text:p>
      <text:p text:style-name="P22"><text:tab/> * @throws IllegalArgumentException if the {@code Dictionary} object</text:p>
      <text:p text:style-name="P22"><text:tab/> * <text:s text:c="8"/>contains invalid configuration types or contains case variants of</text:p>
      <text:p text:style-name="P22"><text:tab/> * <text:s text:c="8"/>the same key name.</text:p>
      <text:p text:style-name="P22"><text:tab/> * @throws IllegalStateException If this configuration has been deleted.</text:p>
      <text:p text:style-name="P22"><text:tab/> */</text:p>
      <text:p text:style-name="P23"><text:span text:style-name="T12"><text:tab/></text:span><text:span text:style-name="T28">public</text:span><text:span text:style-name="T12"> </text:span><text:span text:style-name="T28">void</text:span><text:span text:style-name="T12"> setProperties(Dictionary&lt;String, ?&gt; properties) </text:span><text:span text:style-name="T28">throws</text:span><text:span text:style-name="T12"> IOException;</text:span></text:p>
      <text:h text:style-name="Heading_20_3" text:outline-level="3">Capabilities</text:h>
      <text:p text:style-name="P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3">Provide-Capability: osgi.implementation;<text:line-break/> <text:s text:c="30"/>osgi.implementation="osgi.cm";<text:line-break/> <text:s text:c="30"/>uses:="<text:span text:style-name="T12">org.osgi.service.cm</text:span>";<text:line-break/> <text:s text:c="30"/>version:Version="1.6"</text:p>
      <text:p text:style-name="P4">This capability must follow the rules defined for the osgi.implementation Namespace.</text:p>
      <text:p text:style-name="P19">The bundle providing the Configuration Admin<text:span text:style-name="T29"> </text:span>service must provide a capability in the osgi.service namespace representing this service. This capability must also declare a uses constraint for the org.osgi.service.cm package:</text:p>
      <text:p text:style-name="P19"/>
      <text:p text:style-name="P20">Provide-Capability: osgi.service;</text:p>
      <text:p text:style-name="P20"><text:s text:c="31"/>objectClass:List&lt;String&gt;="org.osgi.service.cm.ConfigurationAdmin";</text:p>
      <text:p text:style-name="P20"><text:s text:c="31"/>uses:="<text:span text:style-name="T12">org.osgi.service.cm</text:span>"</text:p>
      <text:p text:style-name="P20"/>
      <text:p text:style-name="P20"><text:span text:style-name="T13">This capability must follow the rules defined for the osgi.service Namespace</text:span><text:span text:style-name="T13">.</text:span></text:p>
      <text:p text:style-name="Body"/>
      <text:h text:style-name="Heading_20_2" text:outline-level="2"><text:span text:style-name="Source_20_Text"><text:span text:style-name="T4"/></text:span></text:h>
      <text:h text:style-name="P35" text:outline-level="1">Data Transfer Objects</text:h>
      <text:p text:style-name="P11">RFC 185 defines Data Transfer Objects as a generic means for management solutions to interact with runtime entities in an OSGi Framework. DTOs provides a common, easily serializable representation of the technology.</text:p>
      <text:p text:style-name="P11"><text:soft-page-break/>For all new functionality added to the OSGi Framework the question should be asked: would this feature benefit from a DTO? The expectation is that in most cases it would.</text:p>
      <text:p text:style-name="P11">The DTOs for the design in this RFC should be described here and if there are no DTOs being defined an explanation should be given explaining why this is not applicable in this case.</text:p>
      <text:p text:style-name="P11">This section is optional and could also be provided in a separate RFC.</text:p>
      <text:h text:style-name="P35" text:outline-level="1">Javadoc</text:h>
      <text:p text:style-name="P12"><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9">https://www.osgi.org/members/RFC/Javadoc</text:span></text:a><text:span text:style-name="T18"> </text:span></text:p>
      <text:h text:style-name="P35" text:outline-level="1">Considered Alternatives</text:h>
      <text:h text:style-name="Heading_20_2" text:outline-level="2"><text:span text:style-name="Source_20_Text"><text:span text:style-name="T4"/></text:span></text:h>
      <text:h text:style-name="P35" text:outline-level="1">Security Considerations</text:h>
      <text:p text:style-name="P7">Description of all known vulnerabilities this may either introduce or address as well as scenarios of how the weaknesses could be circumvented.</text:p>
      <text:h text:style-name="P35" text:outline-level="1"><text:soft-page-break/>Document Support</text:h>
      <text:h text:style-name="P37" text:outline-level="2">References</text:h>
      <text:list xml:id="list4553562324067343129"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p text:style-name="P33"/>
        </text:list-item>
      </text:list>
      <text:p text:style-name="P21"/>
      <text:h text:style-name="P37"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Carsten Ziegeler</text:p>
          </table:table-cell>
        </table:table-row>
        <table:table-row table:style-name="Table2.1">
          <table:table-cell table:style-name="Table2.A1" office:value-type="string">
            <text:p text:style-name="P25">Company</text:p>
          </table:table-cell>
          <table:table-cell table:style-name="Table2.B1" office:value-type="string">
            <text:p text:style-name="P25">Adobe Systems Incorporated</text:p>
          </table:table-cell>
        </table:table-row>
        <table:table-row table:style-name="Table2.1">
          <table:table-cell table:style-name="Table2.A1" office:value-type="string">
            <text:p text:style-name="P25">Address</text:p>
          </table:table-cell>
          <table:table-cell table:style-name="Table2.B1" office:value-type="string">
            <text:p text:style-name="P26">Barfüsserplatz 6, 4055 Basel, Switzerland</text:p>
          </table:table-cell>
        </table:table-row>
        <table:table-row table:style-name="Table2.1">
          <table:table-cell table:style-name="Table2.A1" office:value-type="string">
            <text:p text:style-name="P25">Voice</text:p>
          </table:table-cell>
          <table:table-cell table:style-name="Table2.B1" office:value-type="string">
            <text:p text:style-name="P25">+41 61 226 55 0</text:p>
          </table:table-cell>
        </table:table-row>
        <table:table-row table:style-name="Table2.1">
          <table:table-cell table:style-name="Table2.A1" office:value-type="string">
            <text:p text:style-name="P16">e-mail</text:p>
          </table:table-cell>
          <table:table-cell table:style-name="Table2.B1" office:value-type="string">
            <text:p text:style-name="P16">cziegele@adobe.com</text:p>
          </table:table-cell>
        </table:table-row>
      </table:table>
      <text:p text:style-name="P8"/>
      <text:h text:style-name="P37" text:outline-level="2">Acronyms and Abbreviations</text:h>
      <text:p text:style-name="P8"/>
      <text:h text:style-name="P37"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227 Configuration Admin Updates</text:user-defined><text:tab/>Page <text:page-number text:select-page="current">10</text:page-number> of <text:page-count style:num-format="1">10</text:page-count></text:p>
        <text:p text:style-name="Header"/>
        <text:p text:style-name="Header"><text:tab/>Draft<text:tab/> <text:modification-date style:data-style-name="N76">May 19,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12</meta:editing-cycles>
    <meta:editing-duration>P1DT13H5M51S</meta:editing-duration>
    <meta:initial-creator>Carsten Ziegeler</meta:initial-creator>
    <dc:date>2016-05-19T10:01:58</dc:date>
    <dc:creator>Carsten Ziegeler</dc:creator>
    <meta:document-statistic meta:table-count="2" meta:image-count="2" meta:object-count="0" meta:page-count="10" meta:paragraph-count="154" meta:word-count="2481" meta:character-count="16974"/>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